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ce16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style-name="ce37" office:value-type="string">
            <text:p>Sound</text:p>
          </table:table-cell>
          <table:table-cell table:number-columns-repeated="994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abbit</text:p>
          </table:table-cell>
          <table:table-cell table:number-columns-repeated="8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4"/>
          <table:table-cell table:style-name="ce34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ck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m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onkey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4"/>
          <table:table-cell office:value-type="float" office:value="0.15">
            <text:p>0.1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5"/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5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5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9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8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Frog</text:p>
          </table:table-cell>
          <table:table-cell table:number-columns-repeated="8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9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8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lug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>
            <text:p>saffron</text:p>
          </table:table-cell>
          <table:table-cell office:value-type="string">
            <text:p>Saffro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4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beep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2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2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3"/>
          <table:table-cell office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3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3"/>
          <table:table-cell office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4"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Cav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tr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2] * [.M152] * [.M152])/([.K152] + 1) +IF(ISBLANK([.L152]);0;([.M152] * [.M152])/[.L152]) * 0.75 * SUM([.G152:.J152]) * [.F152]) / 9;1) * 15" office:value-type="float" office:value="150">
            <text:p>15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r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3] * [.M153] * [.M153])/([.K153] + 1) +IF(ISBLANK([.L153]);0;([.M153] * [.M153])/[.L153]) * 0.75 * SUM([.G153:.J153]) * [.F153]) / 9;1) * 15" office:value-type="float" office:value="330">
            <text:p>33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3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r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4] * [.M154] * [.M154])/([.K154] + 1) +IF(ISBLANK([.L154]);0;([.M154] * [.M154])/[.L154]) * 0.75 * SUM([.G154:.J154]) * [.F154]) / 9;1) * 15" office:value-type="float" office:value="330">
            <text:p>33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5] * [.M155] * [.M155])/([.K155] + 1) +IF(ISBLANK([.L155]);0;([.M155] * [.M155])/[.L155]) * 0.75 * SUM([.G155:.J155]) * [.F155]) / 9;1) * 15" office:value-type="float" office:value="225">
            <text:p>22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8">
            <text:p>8</text:p>
          </table:table-cell>
          <table:table-cell table:number-columns-repeated="10"/>
          <table:table-cell office:value-type="float" office:value="0.25">
            <text:p>0.25</text:p>
          </table:table-cell>
          <table:table-cell table:style-name="ce16"/>
          <table:table-cell/>
          <table:table-cell office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>
            <text:p>tr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6] * [.M156] * [.M156])/([.K156] + 1) +IF(ISBLANK([.L156]);0;([.M156] * [.M156])/[.L156]) * 0.75 * SUM([.G156:.J156]) * [.F156]) / 9;1) * 15" office:value-type="float" office:value="285">
            <text:p>28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1" office:value-type="float" office:value="5">
            <text:p>5</text:p>
          </table:table-cell>
          <table:table-cell table:style-name="ce34"/>
          <table:table-cell table:style-name="ce34" office:value-type="float" office:value="10">
            <text:p>10</text:p>
          </table:table-cell>
          <table:table-cell table:number-columns-repeated="1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7] * [.M157] * [.M157])/([.K157] + 1) +IF(ISBLANK([.L157]);0;([.M157] * [.M157])/[.L157]) * 0.75 * SUM([.G157:.J157]) * [.F157]) / 9;1) * 15" office:value-type="float" office:value="210">
            <text:p>21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3"/>
          <table:table-cell table:style-name="ce33" office:value-type="float" office:value="11">
            <text:p>11</text:p>
          </table:table-cell>
          <table:table-cell table:number-columns-repeated="1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8] * [.M158] * [.M158])/([.K158] + 1) +IF(ISBLANK([.L158]);0;([.M158] * [.M158])/[.L158]) * 0.75 * SUM([.G158:.J158]) * [.F158]) / 9;1) * 15" office:value-type="float" office:value="315">
            <text:p>315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>
            <text:p>tr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office:value-type="float" office:value="3">
            <text:p>3</text:p>
          </table:table-cell>
          <table:table-cell table:style-name="ce13" table:formula="of:=CEILING((([.M159] * [.M159] * [.M159])/([.K159] + 1) +IF(ISBLANK([.L159]);0;([.M159] * [.M159])/[.L159]) * 0.75 * SUM([.G159:.J159]) * [.F159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table:number-columns-repeated="11"/>
          <table:table-cell table:style-name="ce16"/>
          <table:table-cell/>
          <table:table-cell office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>
            <text:p>dodo</text:p>
          </table:table-cell>
          <table:table-cell office:value-type="string">
            <text:p>Dodo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9"/>
          <table:table-cell table:number-columns-repeated="2" office:value-type="float" office:value="0.5">
            <text:p>0.5</text:p>
          </table:table-cell>
          <table:table-cell table:number-columns-repeated="2"/>
          <table:table-cell office:value-type="string">
            <text:p>bird</text:p>
          </table:table-cell>
          <table:table-cell table:number-columns-repeated="994"/>
        </table:table-row>
        <table:table-row table:style-name="ro1" table:number-rows-repeated="10484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9/13/2019</text:date>, <text:time>19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9-09-13T19:18:00.16</dc:date>
    <dc:creator>Seab Dinch</dc:creator>
    <meta:editing-duration>P72DT5H20M59S</meta:editing-duration>
    <meta:editing-cycles>247</meta:editing-cycles>
    <meta:generator>OpenOffice/4.1.2$Win32 OpenOffice.org_project/412m3$Build-9782</meta:generator>
    <meta:document-statistic meta:table-count="3" meta:cell-count="2074" meta:object-count="0"/>
  </office:meta>
</office:document-meta>
</file>